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BFA00000BB80000190E37D59E1177E2F559.wmf" manifest:media-type="image/x-wmf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0201000000980000014657F8A3FC7280F2E4.png" manifest:media-type="image/png"/>
  <manifest:file-entry manifest:full-path="Pictures/100002010000038600000258FAFDA6803AB81A8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000000" loext:opacity="100%" style:font-name="Arial" fo:font-size="22pt" style:font-size-asian="22pt" style:font-size-complex="22pt"/>
    </style:style>
    <style:style style:name="T1" style:family="text">
      <style:text-properties fo:color="#000000" loext:opacity="100%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582cm" svg:x="7.13cm" svg:y="5.347cm">
          <draw:image xlink:href="Pictures/100002010000038600000258FAFDA6803AB81A86.png" xlink:type="simple" xlink:show="embed" xlink:actuate="onLoad" draw:mime-type="image/png">
            <text:p/>
          </draw:image>
        </draw:frame>
        <draw:polygon draw:style-name="gr2" draw:text-style-name="P2" draw:layer="layout" svg:width="2.809cm" svg:height="1.199cm" svg:x="9.075cm" svg:y="10.614cm" svg:viewBox="0 0 2810 1200" draw:points="232,1200 2810,484 2649,0 0,716">
          <text:p/>
        </draw:polygon>
        <draw:polygon draw:style-name="gr2" draw:text-style-name="P2" draw:layer="layout" svg:width="0.858cm" svg:height="2.917cm" svg:x="18.669cm" svg:y="5.763cm" svg:viewBox="0 0 859 2918" draw:points="0,2846 448,2918 859,179 466,0">
          <text:p/>
        </draw:polygon>
        <draw:polygon draw:style-name="gr2" draw:text-style-name="P2" draw:layer="layout" svg:width="1.735cm" svg:height="1.628cm" svg:x="18.562cm" svg:y="14.302cm" svg:viewBox="0 0 1736 1629" draw:points="1002,1629 1736,1629 519,0 0,232">
          <text:p/>
        </draw:polygon>
        <draw:polygon draw:style-name="gr2" draw:text-style-name="P2" draw:layer="layout" svg:width="1.162cm" svg:height="1.002cm" svg:x="15.179cm" svg:y="14.91cm" svg:viewBox="0 0 1163 1003" draw:points="0,1003 572,1003 1163,251 787,0">
          <text:p/>
        </draw:polygon>
        <draw:path draw:style-name="gr3" draw:text-style-name="P1" draw:layer="layout" svg:width="11.518cm" svg:height="1.009cm" draw:transform="rotate (2.24187542418672) translate (19.5639991588989cm 15.3940006678444cm)" svg:viewBox="0 0 11519 1010" svg:d="M0 0c7109-1 7544 230 11519 1010">
          <text:p/>
        </draw:path>
        <draw:frame draw:style-name="gr1" draw:text-style-name="P1" draw:layer="layout" svg:width="0.793cm" svg:height="0.334cm" draw:transform="rotate (2.24030462785992) translate (18.697cm 13.58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2.24030462785992) translate (17.409cm 12.04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2.24030462785992) translate (16.066cm 10.20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2.01829874700624) translate (14.755cm 8.251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0.933227551041369) translate (18.391cm 14.47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0.933227551041369) translate (17.335cm 13.31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0.933227551041369) translate (16.046cm 11.451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0.992743278534375) translate (14.926cm 9.90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1.10706234454) translate (14.525cm 9.15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793cm" svg:height="0.334cm" draw:transform="rotate (-1.0471975511966) translate (13.84cm 7.68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4" draw:text-style-name="P1" draw:layer="layout" svg:x1="14.768cm" svg:y1="8.143cm" svg:x2="15.654cm" svg:y2="9.564cm">
          <text:p/>
        </draw:line>
        <draw:line draw:style-name="gr4" draw:text-style-name="P1" draw:layer="layout" svg:x1="16.09cm" svg:y1="10.07cm" svg:x2="17.032cm" svg:y2="11.42cm">
          <text:p/>
        </draw:line>
        <draw:line draw:style-name="gr4" draw:text-style-name="P1" draw:layer="layout" svg:x1="17.454cm" svg:y1="11.927cm" svg:x2="18.242cm" svg:y2="12.967cm">
          <text:p/>
        </draw:line>
        <draw:line draw:style-name="gr4" draw:text-style-name="P1" draw:layer="layout" svg:x1="14.13cm" svg:y1="8.368cm" svg:x2="14.43cm" svg:y2="9.17cm">
          <text:p/>
        </draw:line>
        <draw:line draw:style-name="gr4" draw:text-style-name="P1" draw:layer="layout" svg:x1="15.297cm" svg:y1="10.534cm" svg:x2="16.006cm" svg:y2="11.533cm">
          <text:p/>
        </draw:line>
        <draw:line draw:style-name="gr4" draw:text-style-name="P1" draw:layer="layout" svg:x1="16.424cm" svg:y1="12.11cm" svg:x2="17.271cm" svg:y2="13.389cm">
          <text:p/>
        </draw:line>
        <draw:line draw:style-name="gr4" draw:text-style-name="P1" draw:layer="layout" svg:x1="17.704cm" svg:y1="13.883cm" svg:x2="18.298cm" svg:y2="14.5cm">
          <text:p/>
        </draw:line>
        <draw:frame draw:style-name="gr5" draw:text-style-name="P4" draw:layer="layout" svg:width="3.141cm" svg:height="1.987cm" svg:x="19.554cm" svg:y="13.951cm">
          <draw:text-box>
            <text:p text:style-name="P3"><text:span text:style-name="T1">Freie Strasse</text:span></text:p>
          </draw:text-box>
        </draw:frame>
        <draw:frame draw:style-name="gr1" draw:text-style-name="P1" draw:layer="layout" svg:width="0.65cm" svg:height="1.4cm" svg:x="18.803cm" svg:y="12.344cm">
          <draw:image xlink:href="Pictures/10001BFA00000BB80000190E37D59E1177E2F559.wmf" xlink:type="simple" xlink:show="embed" xlink:actuate="onLoad" draw:mime-type="image/x-wmf">
            <text:p/>
          </draw:image>
          <draw:image xlink:href="Pictures/10000201000000980000014657F8A3FC7280F2E4.png" xlink:type="simple" xlink:show="embed" xlink:actuate="onLoad" draw:mime-type="image/png"/>
        </draw:frame>
        <draw:frame draw:style-name="gr5" draw:text-style-name="P4" draw:layer="layout" svg:width="3.362cm" svg:height="1.987cm" svg:x="18.583cm" svg:y="7.26cm">
          <draw:text-box>
            <text:p text:style-name="P3"><text:span text:style-name="T1">Münster-berg</text:span></text:p>
          </draw:text-box>
        </draw:frame>
        <draw:frame draw:style-name="gr6" draw:text-style-name="P4" draw:layer="layout" svg:width="4.417cm" svg:height="1.119cm" svg:x="8.085cm" svg:y="10.535cm">
          <draw:text-box>
            <text:p text:style-name="P3"><text:span text:style-name="T1">Streitgasse</text:span></text:p>
          </draw:text-box>
        </draw:frame>
        <draw:frame draw:style-name="gr5" draw:text-style-name="P6" draw:layer="layout" svg:width="3.801cm" svg:height="1.987cm" svg:x="13.235cm" svg:y="13.958cm">
          <draw:text-box>
            <text:p text:style-name="P5"><text:span text:style-name="T1">Kaufhaus-gasse</text:span></text:p>
          </draw:text-box>
        </draw:frame>
        <draw:frame draw:style-name="gr1" draw:text-style-name="P1" draw:layer="layout" svg:width="0.65cm" svg:height="1.4cm" svg:x="15.156cm" svg:y="10.506cm">
          <draw:image xlink:href="Pictures/10001BFA00000BB80000190E37D59E1177E2F559.wmf" xlink:type="simple" xlink:show="embed" xlink:actuate="onLoad" draw:mime-type="image/x-wmf">
            <text:p/>
          </draw:image>
          <draw:image xlink:href="Pictures/10000201000000980000014657F8A3FC7280F2E4.png" xlink:type="simple" xlink:show="embed" xlink:actuate="onLoad" draw:mime-type="image/png"/>
        </draw:frame>
        <draw:frame draw:style-name="gr1" draw:text-style-name="P1" draw:layer="layout" svg:width="0.65cm" svg:height="1.4cm" svg:x="14.051cm" svg:y="5.672cm">
          <draw:image xlink:href="Pictures/10001BFA00000BB80000190E37D59E1177E2F559.wmf" xlink:type="simple" xlink:show="embed" xlink:actuate="onLoad" draw:mime-type="image/x-wmf">
            <text:p/>
          </draw:image>
          <draw:image xlink:href="Pictures/10000201000000980000014657F8A3FC7280F2E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23T19:42:45.414402087</meta:creation-date>
    <dc:date>2021-10-23T14:45:15.969874836</dc:date>
    <meta:editing-duration>PT33M30S</meta:editing-duration>
    <meta:editing-cycles>4</meta:editing-cycles>
    <meta:generator>LibreOffice/7.1.6.2$MacOSX_X86_64 LibreOffice_project/0e133318fcee89abacd6a7d077e292f1145735c3</meta:generator>
    <meta:document-statistic meta:object-count="30"/>
  </office:meta>
</office:document-meta>
</file>